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4a44"/>
    </style:style>
    <style:style style:name="P2" style:family="paragraph" style:parent-style-name="Standard">
      <style:text-properties officeooo:rsid="00134a44" officeooo:paragraph-rsid="00134a44"/>
    </style:style>
    <style:style style:name="P3" style:family="paragraph" style:parent-style-name="Standard">
      <style:paragraph-properties fo:margin-top="0.0398in" fo:margin-bottom="0.0398in" loext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4a44"/>
    </style:style>
    <style:style style:name="T5" style:family="text">
      <style:text-properties officeooo:rsid="00154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Създаване на виртуална среда</text:span> </text:p>
      <text:p text:style-name="P1">в примерна директория delme<text:span text:style-name="T4"> в </text:span><text:span text:style-name="T5">ubuntu-</text:span><text:span text:style-name="T4">терминал</text:span>:</text:p>
      <text:p text:style-name="Standard"/>
      <text:p text:style-name="Standard"/>
      <text:p text:style-name="Standard"/>
      <text:p text:style-name="P3"># <text:span text:style-name="T3">създавам директория delme</text:span></text:p>
      <text:p text:style-name="Standard">ludmil@ludmil-HP-340S-G7-Notebook-PC:~$ mkdir delme</text:p>
      <text:p text:style-name="Standard">ludmil@ludmil-HP-340S-G7-Notebook-PC:~$ cd delme</text:p>
      <text:p text:style-name="Standard">ludmil@ludmil-HP-340S-G7-Notebook-PC:~/delme$</text:p>
      <text:p text:style-name="Standard"/>
      <text:p text:style-name="P3"># <text:span text:style-name="T3">създавам среда venv в директория /home/ludmil/delme</text:span></text:p>
      <text:p text:style-name="Standard">ludmil@ludmil-HP-340S-G7-Notebook-PC:~/delme$ python -m venv /home/ludmil/delme</text:p>
      <text:p text:style-name="Standard"/>
      <text:p text:style-name="P3"># <text:span text:style-name="T3">лист на съдържанието на директория delme</text:span></text:p>
      <text:p text:style-name="Standard">ludmil@ludmil-HP-340S-G7-Notebook-PC:~/delme$ ls</text:p>
      <text:p text:style-name="Standard">bin <text:s/>include <text:s/>lib <text:s/>lib64 <text:s/>pyvenv.cfg <text:s/>share</text:p>
      <text:p text:style-name="Standard"/>
      <text:p text:style-name="P3"># <text:span text:style-name="T3">преминавам в директория bin</text:span></text:p>
      <text:p text:style-name="Standard">ludmil@ludmil-HP-340S-G7-Notebook-PC:~/delme$ cd bin</text:p>
      <text:p text:style-name="Standard"/>
      <text:p text:style-name="P3"># <text:span text:style-name="T3">активирам средата с команда source и аргумент ./activate</text:span></text:p>
      <text:p text:style-name="Standard">ludmil@ludmil-HP-340S-G7-Notebook-PC:~/delme/bin$ source ./activate</text:p>
      <text:p text:style-name="Standard"/>
      <text:p text:style-name="P3"># <text:span text:style-name="T3">вече съм във виртуална среда delme</text:span></text:p>
      <text:p text:style-name="Standard">(delme) ludmil@ludmil-HP-340S-G7-Notebook-PC:~/delme/bin$</text:p>
      <text:p text:style-name="Standard"/>
      <text:p text:style-name="P3"># <text:span text:style-name="T3">преминавам ниво нагоре в работната директория delme</text:span></text:p>
      <text:p text:style-name="Standard">(delme) ludmil@ludmil-HP-340S-G7-Notebook-PC:~/delme/bin$ cd ..</text:p>
      <text:p text:style-name="Standard"/>
      <text:p text:style-name="Standard"># <text:span text:style-name="T3">създавам работен файл, в случая primer.py чрез някое IDE или редактор</text:span></text:p>
      <text:p text:style-name="Standard">................</text:p>
      <text:p text:style-name="Standard"/>
      <text:p text:style-name="P3"># <text:span text:style-name="T3">след завършване на дейността деактивирам средата</text:span></text:p>
      <text:p text:style-name="Standard">(delme) ludmil@ludmil-HP-340S-G7-Notebook-PC:~/delme$ deactivate</text:p>
      <text:p text:style-name="Standard">ludmil@ludmil-HP-340S-G7-Notebook-PC:~/delme$</text:p>
      <text:p text:style-name="Standard"/>
      <text:p text:style-name="Standard"/>
      <text:p text:style-name="P2">09.11.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0:36:04.343530589</meta:creation-date>
    <dc:date>2021-11-09T10:41:51.000220873</dc:date>
    <meta:editing-duration>PT5M46S</meta:editing-duration>
    <meta:editing-cycles>2</meta:editing-cycles>
    <meta:generator>LibreOffice/6.4.7.2$Linux_X86_64 LibreOffice_project/40$Build-2</meta:generator>
    <meta:print-date>2021-11-09T10:40:37.964541109</meta:print-date>
    <meta:document-statistic meta:table-count="0" meta:image-count="0" meta:object-count="0" meta:page-count="1" meta:paragraph-count="25" meta:word-count="114" meta:character-count="1182" meta:non-whitespace-character-count="1087"/>
  </office:meta>
</office:document-meta>
</file>